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KotlinSerializationStringHttpMessageConverter.charset( @ Nullable MediaType content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KotlinSerializationStringHttpMessageConverter.readInternal( KSerializer &lt; Object &gt; serializer , T format , HttpInputMessage input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KotlinSerializationStringHttpMessageConverter.KotlinSerializationStringHttpMessageConverter( T format , MediaType ... supportedMedia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otlinSerializationStringHttpMessageConverter.writeInternal( Object object , KSerializer &lt; Object &gt; serializer , T format , HttpOutputMessage output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